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27A757418EDB836740.png" manifest:media-type="image/png"/>
  <manifest:file-entry manifest:full-path="Pictures/10000000000004A5000000FA90FF8043C839468C.png" manifest:media-type="image/png"/>
  <manifest:file-entry manifest:full-path="Pictures/10000000000004A6000000F7E5D5B20E45457C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fe5" officeooo:paragraph-rsid="00017fe5"/>
    </style:style>
    <style:style style:name="T1" style:family="text">
      <style:text-properties officeooo:rsid="000352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<text:span text:style-name="T1">2</text:span></text:p>
      <text:p text:style-name="P1"/>
      <text:p text:style-name="P1"><draw:frame draw:style-name="fr1" draw:name="Figura1" text:anchor-type="paragraph" svg:width="12.393cm" svg:height="5.417cm" draw:z-index="0"><draw:image xlink:href="Pictures/10000000000002A300000127A757418EDB8367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3" text:anchor-type="paragraph" svg:width="17cm" svg:height="3.574cm" draw:z-index="2"><draw:image xlink:href="Pictures/10000000000004A5000000FA90FF8043C839468C.png" xlink:type="simple" xlink:show="embed" xlink:actuate="onLoad"/></draw:frame></text:p>
      <text:p text:style-name="P1"><draw:frame draw:style-name="fr2" draw:name="Figura2" text:anchor-type="paragraph" svg:width="17cm" svg:height="3.528cm" draw:z-index="1"><draw:image xlink:href="Pictures/10000000000004A6000000F7E5D5B20E45457C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6:03:58.808000000</meta:creation-date>
    <dc:date>2018-03-14T16:22:23.953000000</dc:date>
    <meta:editing-duration>PT8M13S</meta:editing-duration>
    <meta:editing-cycles>3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" meta:word-count="2" meta:character-count="8" meta:non-whitespace-character-count="7"/>
  </office:meta>
</office:document-meta>
</file>